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03870"/>
    </style:style>
    <style:style style:name="P2" style:family="paragraph" style:parent-style-name="Standard">
      <style:text-properties officeooo:rsid="001e8130" officeooo:paragraph-rsid="001e8130"/>
    </style:style>
    <style:style style:name="P3" style:family="paragraph" style:parent-style-name="Text_20_body">
      <style:text-properties officeooo:rsid="001e8130" officeooo:paragraph-rsid="00203870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23bf36" officeooo:paragraph-rsid="0023bf36"/>
    </style:style>
    <style:style style:name="P6" style:family="paragraph" style:parent-style-name="Text_20_body">
      <style:text-properties officeooo:rsid="001e8130" officeooo:paragraph-rsid="00203870"/>
    </style:style>
    <style:style style:name="P7" style:family="paragraph" style:parent-style-name="Text_20_body" style:list-style-name="L3"/>
    <style:style style:name="P8" style:family="paragraph" style:parent-style-name="Text_20_body">
      <style:text-properties officeooo:rsid="00296121" officeooo:paragraph-rsid="00296121"/>
    </style:style>
    <style:style style:name="P9" style:family="paragraph" style:parent-style-name="Text_20_body" style:list-style-name="L5"/>
    <style:style style:name="P10" style:family="paragraph" style:parent-style-name="Text_20_body" style:list-style-name="L7"/>
    <style:style style:name="P11" style:family="paragraph" style:parent-style-name="Text_20_body">
      <style:text-properties officeooo:rsid="002a424a" officeooo:paragraph-rsid="002a424a"/>
    </style:style>
    <style:style style:name="T1" style:family="text">
      <style:text-properties officeooo:rsid="00203870"/>
    </style:style>
    <style:style style:name="T2" style:family="text">
      <style:text-properties officeooo:rsid="0021db21"/>
    </style:style>
    <style:style style:name="T3" style:family="text">
      <style:text-properties officeooo:rsid="002664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faire : </text:p>
      <text:p text:style-name="P2">binaire setup :</text:p>
      <text:p text:style-name="P2">durcissement « défense-en-profondeur</text:p>
      <text:h text:style-name="P1" text:outline-level="2"><text:span text:style-name="Strong_20_Emphasis"><text:span text:style-name="T1">Utiliser </text:span></text:span><text:span text:style-name="Strong_20_Emphasis">AppArmor/USBGuard : pour être certain qu’aucun binaire non explicitement autorisé ne puisse accéder à </text:span><text:span text:style-name="Strong_20_Emphasis"><text:span text:style-name="Source_20_Text">/dev/sd*</text:span></text:span><text:span text:style-name="Strong_20_Emphasis">, même si un bug traîne dans le système </text:span><text:span text:style-name="Strong_20_Emphasis"><text:span text:style-name="T2">et limiter les capability de l’agent</text:span></text:span></text:h>
      <text:p text:style-name="P3"><text:span text:style-name="Strong_20_Emphasis">Tu peux aussi restreindre davantage les droits avec :</text:span></text:p>
      <text:list text:style-name="L1">
        <text:list-item>
          <text:p text:style-name="P4"><text:span text:style-name="Source_20_Text">Seccomp</text:span> → règles de filtrage des appels système.</text:p>
        </text:list-item>
        <text:list-item>
          <text:p text:style-name="P4"><text:span text:style-name="Source_20_Text">CapabilityBoundingSet</text:span> (systemd) → interdit les caps non listées.</text:p>
        </text:list-item>
        <text:list-item>
          <text:p text:style-name="P4"><text:span text:style-name="Source_20_Text">no_new_privs</text:span> → empêche gain de privilèges même via exec.</text:p>
        </text:list-item>
      </text:list>
      <text:p text:style-name="P3"><text:span text:style-name="Strong_20_Emphasis">seccomp/Landlock : réduire l’ABI exposée</text:span></text:p>
      <text:p text:style-name="P3"><text:span text:style-name="Strong_20_Emphasis"><text:span text:style-name="Source_20_Text">seccomp</text:span></text:span><text:span text:style-name="Strong_20_Emphasis"> (libseccomp-rs) : autoriser uniquement </text:span><text:span text:style-name="Strong_20_Emphasis"><text:span text:style-name="Source_20_Text">openat</text:span></text:span><text:span text:style-name="Strong_20_Emphasis">, </text:span><text:span text:style-name="Strong_20_Emphasis"><text:span text:style-name="Source_20_Text">read</text:span></text:span><text:span text:style-name="Strong_20_Emphasis">, </text:span><text:span text:style-name="Strong_20_Emphasis"><text:span text:style-name="Source_20_Text">write</text:span></text:span><text:span text:style-name="Strong_20_Emphasis">, </text:span><text:span text:style-name="Strong_20_Emphasis"><text:span text:style-name="Source_20_Text">mmap</text:span></text:span><text:span text:style-name="Strong_20_Emphasis">, </text:span><text:span text:style-name="Strong_20_Emphasis"><text:span text:style-name="Source_20_Text">mount</text:span></text:span><text:span text:style-name="Strong_20_Emphasis">, </text:span><text:span text:style-name="Strong_20_Emphasis"><text:span text:style-name="Source_20_Text">umount2</text:span></text:span><text:span text:style-name="Strong_20_Emphasis">, </text:span><text:span text:style-name="Strong_20_Emphasis"><text:span text:style-name="Source_20_Text">sendmsg</text:span></text:span><text:span text:style-name="Strong_20_Emphasis">.</text:span></text:p>
      <text:list text:style-name="L3">
        <text:list-item>
          <text:p text:style-name="P7"><text:span text:style-name="Source_20_Text">landlock</text:span> : interdire la création de nouveaux fichiers hors tmpfs.</text:p>
        </text:list-item>
      </text:list>
      <text:p text:style-name="P3"><text:span text:style-name="Strong_20_Emphasis"/></text:p>
      <text:p text:style-name="P3"><text:span text:style-name="Strong_20_Emphasis"/></text:p>
      <text:p text:style-name="P5">Stateless<text:line-break/><text:span text:style-name="T3">Pas de user mount et mappage gid/uid car cela ne permet pas de monter un device qui est sous un dossier lié a un user spécifiques avec perm 770</text:span></text:p>
      <text:p text:style-name="P5"/>
      <text:p text:style-name="P8">Sandbox renforcée si j’ajoute des NS ?</text:p>
      <text:p text:style-name="P8">clone(</text:p>
      <text:p text:style-name="P8"><text:s text:c="4"/>CLONE_NEWUSER | CLONE_NEWNS | CLONE_NEWPID |</text:p>
      <text:p text:style-name="P8"><text:s text:c="4"/>CLONE_NEWUTS | CLONE_NEWNET | CLONE_NEWIPC,</text:p>
      <text:p text:style-name="P8"><text:s text:c="4"/>...</text:p>
      <text:p text:style-name="P8">);</text:p>
      <text:p text:style-name="P8"/>
      <text:p text:style-name="P8">Rule udev → <text:span text:style-name="Source_20_Text">systemd-run --wait --collect</text:span> pour lancer un <text:span text:style-name="Emphasis">transient unit</text:span> (donne déjà <text:span text:style-name="Source_20_Text">PrivateMounts=yes</text:span>, <text:span text:style-name="Source_20_Text">ProtectHome=yes</text:span>, etc.).</text:p>
      <text:list text:style-name="L5">
        <text:list-item>
          <text:p text:style-name="P9">Ouvre <text:span text:style-name="Source_20_Text">/dev/sdX</text:span> en FD ; le passe au service via <text:span text:style-name="Source_20_Text">–property=FDs=</text:span>.</text:p>
        </text:list-item>
      </text:list>
      <text:p text:style-name="P8"/>
      <text:p text:style-name="P8"><text:span text:style-name="Strong_20_Emphasis">Montage de la partition</text:span></text:p>
      <text:list text:style-name="L7">
        <text:list-item>
          <text:p text:style-name="P10"><text:soft-page-break/>Flags : <text:span text:style-name="Source_20_Text">MS_RDONLY|MS_NOEXEC|MS_NOSUID|MS_NODEV|MS_STRICTATIME</text:span>.</text:p>
        </text:list-item>
        <text:list-item>
          <text:p text:style-name="P10">Timeout de montage (ex. 10 s) via thread watchdog.</text:p>
        </text:list-item>
      </text:list>
      <text:p text:style-name="P8"/>
      <text:p text:style-name="P8"/>
      <text:p text:style-name="P11">Difficultées rencontrées : </text:p>
      <text:p text:style-name="P11">jai du changer plusieurs fois d’archi car je me rendais copte que je pouvais farie autrement pour plus de securit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5:41:19.339107135</meta:creation-date>
    <dc:date>2025-07-27T17:55:07.419055698</dc:date>
    <meta:editing-duration>P1DT40M10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25" meta:word-count="226" meta:character-count="1451" meta:non-whitespace-character-count="1245"/>
  </office:meta>
</office:document-meta>
</file>